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6d6e70" style:font-name="Arial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6d6e70" style:font-name="Arial" fo:font-size="14pt" fo:letter-spacing="normal" fo:font-style="normal" fo:font-weight="normal" officeooo:paragraph-rsid="001be902" style:font-size-asian="14pt" style:font-size-complex="14pt"/>
    </style:style>
    <style:style style:name="T1" style:family="text">
      <style:text-properties officeooo:rsid="001be902"/>
    </style:style>
    <style:style style:name="T2" style:family="text">
      <style:text-properties officeooo:rsid="001d5f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Produto é: um <text:span text:style-name="T1">sistema</text:span> web responsivo.</text:p>
      <text:p text:style-name="P1"/>
      <text:p text:style-name="P2">O produto não é: <text:span text:style-name="T1">um jogo. Não faz parte do site da academia. </text:span></text:p>
      <text:p text:style-name="P2"/>
      <text:p text:style-name="P1">O Produto faz: <text:span text:style-name="T2">Cadastra alunos da academia junto com seu progresso, e possibilita ao professor avaliar cada aula, gerando uma barra de experiência para mostrar o que falta para cada aluno subir de faixa.</text:span></text:p>
      <text:p text:style-name="P1"/>
      <text:p text:style-name="P1">O Produto não faz: <text:span text:style-name="T2">Controle automático sem input do dono/professo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6:12:24.446000000</meta:creation-date>
    <dc:date>2020-09-18T16:33:24.254000000</dc:date>
    <meta:editing-duration>PT29S</meta:editing-duration>
    <meta:editing-cycles>1</meta:editing-cycles>
    <meta:document-statistic meta:table-count="0" meta:image-count="0" meta:object-count="0" meta:page-count="1" meta:paragraph-count="4" meta:word-count="64" meta:character-count="369" meta:non-whitespace-character-count="308"/>
    <meta:generator>LibreOffice/5.2.2.2$Windows_x86 LibreOffice_project/8f96e87c890bf8fa77463cd4b640a2312823f3ad</meta:generator>
  </office:meta>
</office:document-meta>
</file>